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9.09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8.73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12.72mm"/>
    </style:style>
    <style:style style:name="co7" style:family="table-column">
      <style:table-column-properties fo:break-before="auto" style:column-width="11.66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SciFi Channel Ma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Default"/>
        <table:table-column table:style-name="co4" table:default-cell-style-name="ce1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number-columns-repeated="2" table:default-cell-style-name="ce3"/>
        <table:table-column table:style-name="co11" table:number-columns-repeated="2" table:default-cell-style-name="Default"/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Y-coord </text:p>
            <text:p>[inches]</text:p>
          </table:table-cell>
          <table:table-cell office:value-type="string" calcext:value-type="string">
            <text:p>#x Fibre</text:p>
          </table:table-cell>
          <table:table-cell office:value-type="string" calcext:value-type="string">
            <text:p>Amplifier &amp;</text:p>
          </table:table-cell>
          <table:table-cell office:value-type="string" calcext:value-type="string">
            <text:p>#fadc</text:p>
            <text:p> Channel</text:p>
          </table:table-cell>
          <table:table-cell office:value-type="string" calcext:value-type="string">
            <text:p># Bunch </text:p>
          </table:table-cell>
          <table:table-cell office:value-type="string" calcext:value-type="string">
            <text:p># wire</text:p>
          </table:table-cell>
          <table:table-cell table:number-columns-repeated="2"/>
          <table:table-cell office:value-type="string" calcext:value-type="string">
            <text:p>X-coord </text:p>
            <text:p>[inches]</text:p>
          </table:table-cell>
          <table:table-cell office:value-type="string" calcext:value-type="string">
            <text:p>#y fibre</text:p>
          </table:table-cell>
          <table:table-cell office:value-type="string" calcext:value-type="string">
            <text:p>Amplifier &amp;</text:p>
          </table:table-cell>
          <table:table-cell office:value-type="string" calcext:value-type="string">
            <text:p>#fadc </text:p>
            <text:p>Channel</text:p>
          </table:table-cell>
          <table:table-cell office:value-type="string" calcext:value-type="string">
            <text:p># Bunch</text:p>
          </table:table-cell>
          <table:table-cell office:value-type="string" calcext:value-type="string">
            <text:p># w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fibre </text:p>
          </table:table-cell>
          <table:table-cell/>
          <table:table-cell office:value-type="string" calcext:value-type="string">
            <text:p>Channel</text:p>
          </table:table-cell>
          <table:table-cell table:number-columns-repeated="5"/>
          <table:table-cell office:value-type="string" calcext:value-type="string">
            <text:p>y fibre </text:p>
          </table:table-cell>
          <table:table-cell/>
          <table:table-cell office:value-type="string" calcext:value-type="string">
            <text:p>Channel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– 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J4]-33)*(0.13)" office:value-type="float" office:value="0" calcext:value-type="float">
            <text:p>0.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 – 1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([.B5]-1)*(0.11)"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– 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([.J5]-33)*(0.13)" office:value-type="float" office:value="0.13" calcext:value-type="float">
            <text:p>0.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 – 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([.B6]-1)*(0.11)"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 – 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J6]-33)*(0.13)" office:value-type="float" office:value="0.26" calcext:value-type="float">
            <text:p>0.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 – 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([.B7]-1)*(0.11)"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– 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formula="of:=([.J7]-33)*(0.13)" office:value-type="float" office:value="0.39" calcext:value-type="float">
            <text:p>0.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 – 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([.B8]-1)*(0.11)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– 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J8]-33)*(0.13)" office:value-type="float" office:value="0.52" calcext:value-type="float">
            <text:p>0.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 – 1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([.B9]-1)*(0.11)"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– 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J9]-33)*(0.13)" office:value-type="float" office:value="0.65" calcext:value-type="float">
            <text:p>0.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 – 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([.B10]-1)*(0.11)" office:value-type="float" office:value="0.66" calcext:value-type="float">
            <text:p>0.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 – 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J10]-33)*(0.13)" office:value-type="float" office:value="0.78" calcext:value-type="float">
            <text:p>0.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 – 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([.B11]-1)*(0.11)"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 – 1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[.J11]-33)*(0.13)" office:value-type="float" office:value="0.91" calcext:value-type="float">
            <text:p>0.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– 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([.B12]-1)*(0.11)" office:value-type="float" office:value="0.88" calcext:value-type="float">
            <text:p>0.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 – 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([.J12]-33)*(0.13)" office:value-type="float" office:value="1.04" calcext:value-type="float">
            <text:p>1.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– 1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([.B13]-1)*(0.11)" office:value-type="float" office:value="0.99" calcext:value-type="float">
            <text:p>0.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– 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([.J13]-33)*(0.13)" office:value-type="float" office:value="1.17" calcext:value-type="float">
            <text:p>1.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– 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([.B14]-1)*(0.11)" office:value-type="float" office:value="1.1" calcext:value-type="float">
            <text:p>1.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– 1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J14]-33)*(0.13)" office:value-type="float" office:value="1.3" calcext:value-type="float">
            <text:p>1.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- 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([.B15]-1)*(0.11)" office:value-type="float" office:value="1.21" calcext:value-type="float">
            <text:p>1.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 – 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([.J15]-33)*(0.13)" office:value-type="float" office:value="1.43" calcext:value-type="float">
            <text:p>1.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 – 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([.B16]-1)*(0.11)" office:value-type="float" office:value="1.32" calcext:value-type="float">
            <text:p>1.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 – 1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J16]-33)*(0.13)" office:value-type="float" office:value="1.56" calcext:value-type="float">
            <text:p>1.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 – 1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([.B17]-1)*(0.11)" office:value-type="float" office:value="1.43" calcext:value-type="float">
            <text:p>1.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 - <text:s/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([.J17]-33)*(0.13)" office:value-type="float" office:value="1.69" calcext:value-type="float">
            <text:p>1.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 – 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([.B18]-1)*(0.11)" office:value-type="float" office:value="1.54" calcext:value-type="float">
            <text:p>1.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 – 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([.J18]-33)*(0.13)" office:value-type="float" office:value="1.82" calcext:value-type="float">
            <text:p>1.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 – 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([.B19]-1)*(0.11)" office:value-type="float" office:value="1.65" calcext:value-type="float">
            <text:p>1.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– 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([.J19]-33)*(0.13)" office:value-type="float" office:value="1.95" calcext:value-type="float">
            <text:p>1.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 – 1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([.B20]-1)*(0.11)" office:value-type="float" office:value="1.76" calcext:value-type="float">
            <text:p>1.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 – 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([.J20]-33)*(0.13)" office:value-type="float" office:value="2.08" calcext:value-type="float">
            <text:p>2.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– 1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([.B21]-1)*(0.11)" office:value-type="float" office:value="1.87" calcext:value-type="float">
            <text:p>1.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 – 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J21]-33)*(0.13)" office:value-type="float" office:value="2.21" calcext:value-type="float">
            <text:p>2.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– 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([.B22]-1)*(0.11)" office:value-type="float" office:value="1.98" calcext:value-type="float">
            <text:p>1.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 – 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([.J22]-33)*(0.13)" office:value-type="float" office:value="2.34" calcext:value-type="float">
            <text:p>2.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 – 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([.B23]-1)*(0.11)" office:value-type="float" office:value="2.09" calcext:value-type="float">
            <text:p>2.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– 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([.J23]-33)*(0.13)" office:value-type="float" office:value="2.47" calcext:value-type="float">
            <text:p>2.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 - 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([.B24]-1)*(0.11)" office:value-type="float" office:value="2.2" calcext:value-type="float">
            <text:p>2.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 – 1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([.J24]-33)*(0.13)" office:value-type="float" office:value="2.6" calcext:value-type="float">
            <text:p>2.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 – 15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([.B25]-1)*(0.11)" office:value-type="float" office:value="2.31" calcext:value-type="float">
            <text:p>2.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 – 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J25]-33)*(0.13)" office:value-type="float" office:value="2.73" calcext:value-type="float">
            <text:p>2.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 – 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([.B26]-1)*(0.11)" office:value-type="float" office:value="2.42" calcext:value-type="float">
            <text:p>2.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 – 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J26]-33)*(0.13)" office:value-type="float" office:value="2.86" calcext:value-type="float">
            <text:p>2.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 – 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([.B27]-1)*(0.11)" office:value-type="float" office:value="2.53" calcext:value-type="float">
            <text:p>2.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 – 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([.J27]-33)*(0.13)" office:value-type="float" office:value="2.99" calcext:value-type="float">
            <text:p>2.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 – 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([.B28]-1)*(0.11)" office:value-type="float" office:value="2.64" calcext:value-type="float">
            <text:p>2.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– 1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s2</text:p>
          </table:table-cell>
          <table:table-cell table:number-columns-repeated="2"/>
          <table:table-cell table:formula="of:=([.J28]-33)*(0.13)" office:value-type="float" office:value="3.12" calcext:value-type="float">
            <text:p>3.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– 1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([.B29]-1)*(0.11)" office:value-type="float" office:value="2.75" calcext:value-type="float">
            <text:p>2.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 – 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([.J29]-33)*(0.13)" office:value-type="float" office:value="3.25" calcext:value-type="float">
            <text:p>3.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– 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([.B30]-1)*(0.11)" office:value-type="float" office:value="2.86" calcext:value-type="float">
            <text:p>2.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 – 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([.J30]-33)*(0.13)" office:value-type="float" office:value="3.38" calcext:value-type="float">
            <text:p>3.3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 – 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([.B31]-1)*(0.11)" office:value-type="float" office:value="2.97" calcext:value-type="float">
            <text:p>2.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 – 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([.J31]-33)*(0.13)" office:value-type="float" office:value="3.51" calcext:value-type="float">
            <text:p>3.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 – 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([.B32]-1)*(0.11)" office:value-type="float" office:value="3.08" calcext:value-type="float">
            <text:p>3.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 – 1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([.J32]-33)*(0.13)" office:value-type="float" office:value="3.64" calcext:value-type="float">
            <text:p>3.6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 – 1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([.B33]-1)*(0.11)" office:value-type="float" office:value="3.19" calcext:value-type="float">
            <text:p>3.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 – 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J33]-33)*(0.13)" office:value-type="float" office:value="3.77" calcext:value-type="float">
            <text:p>3.7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 – 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([.B34]-1)*(0.11)" office:value-type="float" office:value="3.3" calcext:value-type="float">
            <text:p>3.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 – 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J34]-33)*(0.13)" office:value-type="float" office:value="3.9" calcext:value-type="float">
            <text:p>3.9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– 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([.B35]-1)*(0.11)" office:value-type="float" office:value="3.41" calcext:value-type="float">
            <text:p>3.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– 1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([.J35]-33)*(0.13)" office:value-type="float" office:value="4.03" calcext:value-type="float">
            <text:p>4.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 – 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4:43:16.790431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39:59.096539067</meta:creation-date>
    <dc:date>2018-11-30T14:59:23.932003643</dc:date>
    <meta:editing-duration>P3DT21H23M41S</meta:editing-duration>
    <meta:editing-cycles>38</meta:editing-cycles>
    <meta:generator>LibreOffice/5.1.6.2$Linux_X86_64 LibreOffice_project/10m0$Build-2</meta:generator>
    <meta:print-date>2018-11-06T09:45:35.389650815</meta:print-date>
    <meta:document-statistic meta:table-count="1" meta:cell-count="400" meta:object-count="0"/>
  </office:meta>
</office:document-meta>
</file>